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Pixels/Byte</text:p>
          </table:table-cell>
          <table:table-cell table:style-name="ce1" office:value-type="string" calcext:value-type="string">
            <text:p>Bytes/Frame</text:p>
          </table:table-cell>
          <table:table-cell table:style-name="ce1" office:value-type="string" calcext:value-type="string">
            <text:p>Buffers</text:p>
          </table:table-cell>
          <table:table-cell table:style-name="ce1" office:value-type="string" calcext:value-type="string">
            <text:p>Total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formula="of:=[.A2]*[.B2]/[.C2]" office:value-type="float" office:value="307200" calcext:value-type="float">
            <text:p>3072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307200" calcext:value-type="float">
            <text:p>3072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2]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A3]*[.B3]/[.C3]" office:value-type="float" office:value="153600" calcext:value-type="float">
            <text:p>1536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float" office:value="153600" calcext:value-type="float">
            <text:p>1536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2]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formula="of:=[.A4]*[.B4]/[.C4]" office:value-type="float" office:value="76800" calcext:value-type="float">
            <text:p>76800</text:p>
          </table:table-cell>
          <table:table-cell office:value-type="float" office:value="2" calcext:value-type="float">
            <text:p>2</text:p>
          </table:table-cell>
          <table:table-cell table:formula="of:=[.D4]*[.E4]" office:value-type="float" office:value="153600" calcext:value-type="float">
            <text:p>1536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2]"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formula="of:=[.A5]*[.B5]/[.C5]" office:value-type="float" office:value="38400" calcext:value-type="float">
            <text:p>3840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float" office:value="76800" calcext:value-type="float">
            <text:p>768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A7]*[.B7]/[.C7]" office:value-type="float" office:value="153600" calcext:value-type="float">
            <text:p>1536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float" office:value="153600" calcext:value-type="float">
            <text:p>1536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7]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[.A8]*[.B8]/[.C8]" office:value-type="float" office:value="76800" calcext:value-type="float">
            <text:p>76800</text:p>
          </table:table-cell>
          <table:table-cell office:value-type="float" office:value="2" calcext:value-type="float">
            <text:p>2</text:p>
          </table:table-cell>
          <table:table-cell table:formula="of:=[.D8]*[.E8]" office:value-type="float" office:value="153600" calcext:value-type="float">
            <text:p>1536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7]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A9]*[.B9]/[.C9]" office:value-type="float" office:value="38400" calcext:value-type="float">
            <text:p>38400</text:p>
          </table:table-cell>
          <table:table-cell office:value-type="float" office:value="4" calcext:value-type="float">
            <text:p>4</text:p>
          </table:table-cell>
          <table:table-cell table:formula="of:=[.D9]*[.E9]" office:value-type="float" office:value="153600" calcext:value-type="float">
            <text:p>1536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7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[.A10]*[.B10]/[.C10]" office:value-type="float" office:value="19200" calcext:value-type="float">
            <text:p>19200</text:p>
          </table:table-cell>
          <table:table-cell office:value-type="float" office:value="2" calcext:value-type="float">
            <text:p>2</text:p>
          </table:table-cell>
          <table:table-cell table:formula="of:=[.D10]*[.E10]" office:value-type="float" office:value="38400" calcext:value-type="float">
            <text:p>384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A12]*[.B12]/[.C12]" office:value-type="float" office:value="128000" calcext:value-type="float">
            <text:p>128000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128000" calcext:value-type="float">
            <text:p>1280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12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A13]*[.B13]/[.C13]" office:value-type="float" office:value="64000" calcext:value-type="float">
            <text:p>64000</text:p>
          </table:table-cell>
          <table:table-cell office:value-type="float" office:value="3" calcext:value-type="float">
            <text:p>3</text:p>
          </table:table-cell>
          <table:table-cell table:formula="of:=[.D13]*[.E13]" office:value-type="float" office:value="192000" calcext:value-type="float">
            <text:p>1920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12]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A14]*[.B14]/[.C14]"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table:formula="of:=[.D14]*[.E14]" office:value-type="float" office:value="128000" calcext:value-type="float">
            <text:p>12800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B12]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A15]*[.B15]/[.C15]" office:value-type="float" office:value="16000" calcext:value-type="float">
            <text:p>16000</text:p>
          </table:table-cell>
          <table:table-cell office:value-type="float" office:value="2" calcext:value-type="float">
            <text:p>2</text:p>
          </table:table-cell>
          <table:table-cell table:formula="of:=[.D15]*[.E15]" office:value-type="float" office:value="32000" calcext:value-type="float">
            <text:p>32000</text:p>
          </table:table-cell>
          <table:table-cell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07:20:44.625048637</meta:creation-date>
    <dc:date>2025-06-26T07:26:14.612410264</dc:date>
    <meta:editing-duration>PT5M29S</meta:editing-duration>
    <meta:editing-cycles>2</meta:editing-cycles>
    <meta:generator>LibreOffice/25.2.4.3$Linux_X86_64 LibreOffice_project/520$Build-3</meta:generator>
    <meta:document-statistic meta:table-count="1" meta:cell-count="78" meta:object-count="0"/>
  </office:meta>
</office:document-meta>
</file>